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3.273cm"/>
      <style:paragraph-properties style:writing-mode="lr-tb"/>
    </style:style>
    <style:style style:name="gr4" style:family="graphic" style:parent-style-name="standard">
      <style:graphic-properties draw:stroke="none" draw:fill="none" fo:min-height="15.96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3.036cm" fo:min-width="28.06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7.822cm" fo:min-width="28.06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8.326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1.28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11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844cm" fo:min-width="0cm"/>
      <style:paragraph-properties style:writing-mode="lr-tb"/>
    </style:style>
    <style:style style:name="gr11" style:family="graphic" style:parent-style-name="objectwithoutfill">
      <style:graphic-properties draw:marker-end="Arrowheads_20_1"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2.134cm" fo:min-width="9.1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082cm"/>
      <style:paragraph-properties style:writing-mode="lr-tb"/>
    </style:style>
    <style:style style:name="pr5" style:family="presentation" style:parent-style-name="Default-title">
      <style:graphic-properties fo:min-height="1.841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style:writing-mode="lr-tb"/>
    </style:style>
    <style:style style:name="P4" style:family="paragraph">
      <style:paragraph-properties fo:margin-left="0cm" fo:margin-right="0cm" fo:margin-top="0cm" fo:margin-bottom="0cm" fo:line-height="100%" fo:text-indent="0cm"/>
    </style:style>
    <style:style style:name="P5" style:family="paragraph">
      <loext:graphic-properties draw:fill="none"/>
      <style:paragraph-properties style:writing-mode="lr-tb"/>
      <style:text-properties fo:font-size="12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style:writing-mode="lr-tb"/>
      <style:text-properties fo:font-size="8pt" style:font-size-asian="8pt" style:font-size-complex="8pt"/>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font-size="14pt" style:font-size-asian="14pt" style:font-size-complex="14pt"/>
    </style:style>
    <style:style style:name="P10"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Notes</text:p>
          </draw:text-box>
        </draw:frame>
        <draw:frame presentation:style-name="pr2" draw:text-style-name="P2" draw:layer="layout" svg:width="25.199cm" svg:height="9.134cm" svg:x="1.4cm" svg:y="3.685cm" presentation:class="subtitle" presentation:placeholder="true">
          <draw:text-box/>
        </draw:frame>
        <draw:frame draw:style-name="gr1" draw:text-style-name="P3" draw:layer="layout" svg:width="19.243cm" svg:height="0.963cm" svg:x="2.475cm" svg:y="4.567cm">
          <draw:text-box>
            <text:p>findstr <text:s/>/s /c:"Enter a path and optionally file name (see below) to" *</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082cm" svg:x="1.4cm" svg:y="0.317cm" presentation:class="title" presentation:user-transformed="true">
          <draw:text-box>
            <text:p>Output Field 1</text:p>
          </draw:text-box>
        </draw:frame>
        <draw:frame draw:style-name="gr3" draw:text-style-name="P5" draw:layer="layout" svg:width="27.428cm" svg:height="13.523cm" svg:x="0.819cm" svg:y="2.227cm">
          <draw:text-box>
            <text:p><text:span text:style-name="T1">Enter a path and optionally file name (see below) to be used as the default for the post processor export.</text:span></text:p>
            <text:p><text:span text:style-name="T1">The following substitutions are performed before the name is resolved at the time of the post processing:</text:span></text:p>
            <text:p><text:span text:style-name="T1">Substitution allows the following:</text:span></text:p>
            <text:p><text:span text:style-name="T1">%D ... directory of the active document</text:span></text:p>
            <text:p><text:span text:style-name="T1">%d ... name of the active document (with extension)</text:span></text:p>
            <text:p><text:span text:style-name="T1">%M ... user macro directory</text:span></text:p>
            <text:p><text:span text:style-name="T1">%j ... name of the active Job object</text:span></text:p>
            <text:p><text:span text:style-name="T1"/></text:p>
            <text:p><text:span text:style-name="T1">The Following can be used if output is being split. If Output is not split</text:span></text:p>
            <text:p><text:span text:style-name="T1">these will be ignored.</text:span></text:p>
            <text:p><text:span text:style-name="T1">%T ... Tool Number</text:span></text:p>
            <text:p><text:span text:style-name="T1">%t ... Tool Controller label</text:span></text:p>
            <text:p><text:span text:style-name="T1"/></text:p>
            <text:p><text:span text:style-name="T1">%W ... Work Coordinate System</text:span></text:p>
            <text:p><text:span text:style-name="T1">%O ... Operation Label</text:span></text:p>
            <text:p><text:span text:style-name="T1"/></text:p>
            <text:p><text:span text:style-name="T1">When splitting output, a sequence number will always be added.</text:span></text:p>
            <text:p><text:span text:style-name="T1"/></text:p>
            <text:p><text:span text:style-name="T1">if %S is included, you can specify where the number occurs. <text:s/>Without it, the number will be added to the end of the string.</text:span></text:p>
            <text:p><text:span text:style-name="T1"/></text:p>
            <text:p><text:span text:style-name="T1">%S ... Sequence Number</text:span></text:p>
            <text:p><text:span text:style-name="T1"/></text:p>
            <text:p text:style-name="P4"><text:span text:style-name="T1">The following example store all files with the same name as the document the directory /home/freecad (please remove quotes):</text:span></text:p>
            <text:p text:style-name="P4"><text:span text:style-name="T1">&amp;amp;quot;/home/cnc/%d.g-code&amp;amp;quot;</text:span></text:p>
            <text:p text:style-name="P4"><text:span text:style-name="T1">See the file save policy below on how to deal with name conflicts.&lt;/source&gt;</text:span></text:p>
            <text:p text:style-name="P4"><text:span text:style-name="T1"><text:s text:c="6"/></text:span><text:span text:style-name="T1">&lt;translation type="unfinished"&gt;Enter a path and optionally file name (see below) to be used as the default for the post processor export.</text:span></text:p>
            <text:p text:style-name="P4"><text:span text:style-name="T1"/></text:p>
          </draw:text-box>
        </draw:frame>
        <presentation:notes draw:style-name="dp2">
          <draw:page-thumbnail draw:style-name="gr2"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1" draw:layer="layout" svg:width="25.199cm" svg:height="1.841cm" svg:x="1.4cm" svg:y="0.416cm" presentation:class="title" presentation:user-transformed="true">
          <draw:text-box>
            <text:p>Output Field 2</text:p>
          </draw:text-box>
        </draw:frame>
        <draw:frame draw:style-name="gr4" draw:text-style-name="P7" draw:layer="layout" svg:width="26.345cm" svg:height="16.211cm" svg:x="0.82cm" svg:y="2.224cm">
          <draw:text-box>
            <text:p><text:span text:style-name="T2"/></text:p>
            <text:p><text:span text:style-name="T1"/></text:p>
            <text:p><text:span text:style-name="T1">The following substitutions are performed before the name is resolved at the time of the post processing:</text:span></text:p>
            <text:p><text:span text:style-name="T1">Substitution allows the following:</text:span></text:p>
            <text:p><text:span text:style-name="T1">%D ... directory of the active document</text:span></text:p>
            <text:p><text:span text:style-name="T1">%d ... name of the active document (with extension)</text:span></text:p>
            <text:p><text:span text:style-name="T1">%M ... user macro directory</text:span></text:p>
            <text:p><text:span text:style-name="T1">%j ... name of the active Job object</text:span></text:p>
            <text:p><text:span text:style-name="T1"/></text:p>
            <text:p><text:span text:style-name="T1">The Following can be used if output is being split. If Output is not split</text:span></text:p>
            <text:p><text:span text:style-name="T1">these will be ignored.</text:span></text:p>
            <text:p><text:span text:style-name="T1">%T ... Tool Number</text:span></text:p>
            <text:p><text:span text:style-name="T1">%t ... Tool Controller label</text:span></text:p>
            <text:p><text:span text:style-name="T1"/></text:p>
            <text:p><text:span text:style-name="T1">%W ... Work Coordinate System</text:span></text:p>
            <text:p><text:span text:style-name="T1">%O ... Operation Label</text:span></text:p>
            <text:p><text:span text:style-name="T1"/></text:p>
            <text:p><text:span text:style-name="T1">When splitting output, a sequence number will always be added.</text:span></text:p>
            <text:p><text:span text:style-name="T1"/></text:p>
            <text:p><text:span text:style-name="T1">if %S is included, you can specify where the number occurs. <text:s/>Without it, the number will be added to the end of the string.</text:span></text:p>
            <text:p><text:span text:style-name="T1"/></text:p>
            <text:p><text:span text:style-name="T1">%S ... Sequence Number</text:span></text:p>
            <text:p><text:span text:style-name="T1"/></text:p>
            <text:p><text:span text:style-name="T1">The following example store all files with the same name as the document the directory /home/freecad (please remove quotes):</text:span></text:p>
            <text:p><text:span text:style-name="T1">&amp;amp;quot;/home/cnc/%d.g-code&amp;amp;quot;</text:span></text:p>
            <text:p><text:span text:style-name="T1">See the file save policy below on how to deal with name conflicts.</text:span></text:p>
          </draw:text-box>
        </draw:frame>
        <presentation:notes draw:style-name="dp2">
          <draw:page-thumbnail draw:style-name="gr2"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text-style-name="P1" draw:layer="layout" svg:width="25.199cm" svg:height="1.841cm" svg:x="1.4cm" svg:y="0.416cm" presentation:class="title" presentation:user-transformed="true">
          <draw:text-box>
            <text:p>Questions</text:p>
          </draw:text-box>
        </draw:frame>
        <draw:frame draw:style-name="gr5" draw:text-style-name="P8" draw:layer="layout" svg:width="24.554cm" svg:height="13.286cm" svg:x="1.799cm" svg:y="4.021cm">
          <draw:text-box>
            <text:p>1) How so fixtures work? </text:p>
            <text:p/>
            <text:p>Effectively yes. <text:s/>But what that looks like depends on other options, specificall the order-by</text:p>
            <text:p>This controls when the machine moves from one CS to the next. <text:s/>If you order-by fixture, It will do everything in G54, then start over in the next one.</text:p>
            <text:p>If you order by tool, It will do the first tool change, do all the ops in all the fixtures with that tool until a change is needed, then change and continue.</text:p>
            <text:p>If you order by operation, it will do op1 in all fixtures, <text:s/>then op2 in all fixtures, etc.</text:p>
            <text:p><text:s text:c="6"/>Tool paths do not let you select a working cord. Are these to produce multiples of the same part?</text:p>
            <text:p/>
            <text:p>2) Job objects and Tool objects look very similar, how to tell them apart? </text:p>
            <text:p><text:s text:c="3"/>i.e. </text:p>
            <text:p><text:span text:style-name="T1">Object Name: <text:s/>Job <text:s text:c="2"/>| Object Label: <text:s/>Job1 <text:s/>| Object Type: <text:s/>Path::FeaturePython</text:span></text:p>
            <text:p><text:span text:style-name="T1">Object Name: <text:s/>TC__6_mm_Bull_Nose <text:s text:c="2"/>| Object Label: <text:s/>TC: 6 mm Bull Nose <text:s/>| Object Type: <text:s/>Path::FeaturePython</text:span></text:p>
            <text:p><text:span text:style-name="T1"/></text:p>
            <text:p><text:span text:style-name="T1"><text:s text:c="5"/></text:span><text:span text:style-name="T1">Use the hasattr(obj, 'Fixtures'): call. The parameter Fixtures is unique to Jobs</text:span></text:p>
            <text:p><text:span text:style-name="T1"/></text:p>
            <text:p/>
          </draw:text-box>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1" draw:layer="layout" svg:width="25.199cm" svg:height="1.841cm" svg:x="1.4cm" svg:y="0.416cm" presentation:class="title" presentation:user-transformed="true">
          <draw:text-box>
            <text:p>Questions 7-1</text:p>
          </draw:text-box>
        </draw:frame>
        <draw:frame draw:style-name="gr5" draw:text-style-name="P8" draw:layer="layout" svg:width="24.554cm" svg:height="13.286cm" svg:x="1.578cm" svg:y="2.08cm">
          <draw:text-box>
            <text:p>1) Where does the post processor store it’s states. i.e. current tool loaded</text:p>
            <text:p/>
            <text:p>2) Tool paths and jobs are stored seprately, how do you know what paths go with what jobs?</text:p>
            <text:p><text:span text:style-name="T1"/></text:p>
            <text:p/>
          </draw:text-box>
        </draw:frame>
        <presentation:notes draw:style-name="dp1">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1" draw:layer="layout" svg:width="25.199cm" svg:height="1.841cm" svg:x="1.4cm" svg:y="0.416cm" presentation:class="title" presentation:user-transformed="true">
          <draw:text-box>
            <text:p>Notes</text:p>
          </draw:text-box>
        </draw:frame>
        <draw:frame draw:style-name="gr6" draw:text-style-name="P8" draw:layer="layout" svg:width="24.554cm" svg:height="8.072cm" svg:x="1.799cm" svg:y="4.021cm">
          <draw:text-box>
            <text:p>App dirs contain C++ code</text:p>
            <text:p/>
            <text:p>So the only times you should really use __dict__ is when you are writing code which needs to work regardless of which attributes the instance might have; i.e. you specifically want code which will work even if you change the class's structure or its attribute names, or code which will work across multiple classes with different structures. </text:p>
            <text:p/>
            <text:p/>
            <text:p/>
            <text:p/>
          </draw:text-box>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Coding Note </text:p>
          </draw:text-box>
        </draw:frame>
        <draw:frame presentation:style-name="pr6" draw:text-style-name="P1" draw:layer="layout" svg:width="25.199cm" svg:height="9.134cm" svg:x="1.4cm" svg:y="3.685cm" presentation:class="outline">
          <draw:text-box>
            <text:list text:style-name="L2">
              <text:list-item>
                <text:p>C:\Users\cesla\github\FreeCAD\src\Mod\CAM\Tests</text:p>
              </text:list-item>
              <text:list-item>
                <text:p>C:\Users\cesla\github\FreeCAD\src\Mod\CAM\Path\Post\scripts</text:p>
              </text:list-item>
              <text:list-item>
                <text:p>The work is done in: UtilsExport.py</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7" draw:text-style-name="P9" draw:layer="layout" svg:width="25.668cm" svg:height="8.576cm" svg:x="0.839cm" svg:y="5.444cm">
          <draw:text-box>
            <text:p><text:span text:style-name="T3">Memory usage of Attributes</text:span></text:p>
            <text:p><text:span text:style-name="T3">Dynamically adding attributes at runtime on instance level or class level comes with a cost. The dictionary structure is quite memory intensive in Python’s internals. In situations where you instantiate a lot (thousands) of instances, this might become a bottleneck.</text:span></text:p>
            <text:p><text:span text:style-name="T3"/></text:p>
            <text:p><text:span text:style-name="T3">However, first things first: What are slots? While you can dynamically add attributes to “things” in Python, slots restrict this functionality. When you add a __slots__ attribute to a class, you pre-define which member attributes you allow. Let’s have a look:</text:span></text:p>
            <text:p><text:span text:style-name="T3"/></text:p>
            <text:p><text:span text:style-name="T3">class SlottedClass:</text:span></text:p>
            <text:p><text:span text:style-name="T3"><text:s text:c="4"/></text:span><text:span text:style-name="T3">__slots__ = ['value']</text:span></text:p>
            <text:p><text:span text:style-name="T3"><text:s text:c="4"/></text:span><text:span text:style-name="T3">def __init__(self, i):</text:span></text:p>
            <text:p><text:span text:style-name="T3"><text:s text:c="8"/></text:span><text:span text:style-name="T3">self.value = i</text:span></text:p>
            <text:p><text:span text:style-name="T3">With this definition, any instance of SlottedClass can only access the attribute value. Accessing other (dynamic) attributes will raise an AttributeError:</text:span></text:p>
          </draw:text-box>
        </draw:frame>
        <draw:frame draw:style-name="gr8" draw:text-style-name="P8" draw:layer="layout" svg:width="11.784cm" svg:height="0.962cm" svg:x="2.02cm" svg:y="2.309cm">
          <draw:text-box>
            <text:p>https://bas.codes/posts/python-dict-slots</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Class Objects</text:p>
          </draw:text-box>
        </draw:frame>
        <draw:frame draw:style-name="gr9" draw:text-style-name="P8" xml:id="id1" draw:id="id1" draw:layer="layout" svg:width="4.617cm" svg:height="0.962cm" svg:x="8.778cm" svg:y="3.871cm">
          <draw:text-box>
            <text:p>CNC_Machine</text:p>
          </draw:text-box>
        </draw:frame>
        <draw:frame draw:style-name="gr10" draw:text-style-name="P8" xml:id="id2" draw:id="id2" draw:layer="layout" svg:width="4.968cm" svg:height="1.094cm" svg:x="3.769cm" svg:y="6.809cm">
          <draw:text-box>
            <text:p>CNC_Controller</text:p>
          </draw:text-box>
        </draw:frame>
        <draw:connector draw:style-name="gr11" draw:text-style-name="P10" draw:layer="layout" svg:x1="11.086cm" svg:y1="4.833cm" svg:x2="6.253cm" svg:y2="6.809cm" draw:start-shape="id1" draw:start-glue-point="2" draw:end-shape="id2" draw:end-glue-point="0" svg:d="M11086 4833v988h-4833v988" svg:viewBox="0 0 4834 1977">
          <text:p/>
        </draw:connector>
        <draw:frame draw:style-name="gr12" draw:text-style-name="P8" draw:layer="layout" svg:width="1.789cm" svg:height="1.361cm" svg:x="7.358cm" svg:y="5.027cm">
          <draw:text-box>
            <text:p><text:span text:style-name="T3">Has a</text:span></text:p>
          </draw:text-box>
        </draw:frame>
        <draw:frame draw:style-name="gr13" draw:text-style-name="P8" draw:layer="layout" svg:width="9.65cm" svg:height="2.384cm" svg:x="12.782cm" svg:y="5.556cm">
          <draw:text-box>
            <text:p>Attributes</text:p>
            <text:p>Number of Axis</text:p>
            <text:p>Machining space (bounding box)</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6/19 questions</text:p>
          </draw:text-box>
        </draw:frame>
        <draw:frame presentation:style-name="pr6" draw:text-style-name="P1" draw:layer="layout" svg:width="25.199cm" svg:height="9.134cm" svg:x="1.4cm" svg:y="3.685cm" presentation:class="outline">
          <draw:text-box>
            <text:list text:style-name="L2">
              <text:list-item>
                <text:p>How is it called from main?</text:p>
              </text:list-item>
              <text:list-item>
                <text:p>How do extract “postables”</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Masso</text:p>
          </draw:text-box>
        </draw:frame>
        <draw:frame presentation:style-name="pr6" draw:text-style-name="P1" draw:layer="layout" svg:width="25.199cm" svg:height="9.134cm" svg:x="1.4cm" svg:y="3.685cm" presentation:class="outline">
          <draw:text-box>
            <text:list text:style-name="L2">
              <text:list-item>
                <text:p>Does NOT support G49</text:p>
              </text:list-item>
              <text:list-item>
                <text:p><text:span text:style-name="T1">G49 is a g-code that cancels tool length compensation12. Once the G49 command is used, the machine will not account for any tool length (H) offsets in its movement1. This means the machine will move the end of the spindle to all new locations1. Tool Length Compensation is a form of cutter compensation that compensates for the tool length2. </text:span></text:p>
              </text:list-item>
            </text:list>
          </draw:text-box>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6-06T15:30:26.033000000</meta:creation-date>
    <dc:date>2024-07-03T13:30:29.059000000</dc:date>
    <meta:editing-duration>P1DT15H9M33S</meta:editing-duration>
    <meta:editing-cycles>16</meta:editing-cycles>
    <meta:generator>LibreOffice/7.3.2.2$Windows_X86_64 LibreOffice_project/49f2b1bff42cfccbd8f788c8dc32c1c309559be0</meta:generator>
    <meta:document-statistic meta:object-count="70"/>
  </office:meta>
</office:document-meta>
</file>